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P12" style:family="paragraph" style:parent-style-name="Text_20_body" style:list-style-name="L6">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set up the AD5628 DAC for operation and ensure you can use Command 0x03 to write voltages directly to all eight channels, you’ll need to configure it properly through SPI. The AD5628 accepts 32-bit data packets with each packet structured as follows:</text:p>
      <text:list xml:id="list271609305" text:style-name="L1">
        <text:list-item>
          <text:p text:style-name="P7"><text:span text:style-name="Strong_20_Emphasis">Control Bits (4 bits)</text:span>: These specify the command or operation.</text:p>
        </text:list-item>
        <text:list-item>
          <text:p text:style-name="P7"><text:span text:style-name="Strong_20_Emphasis">Address Bits (4 bits)</text:span>: These specify the DAC channel (or channels, in the case of broadcast and other functions) being addressed.</text:p>
        </text:list-item>
        <text:list-item>
          <text:p text:style-name="P1"><text:span text:style-name="Strong_20_Emphasis">Data Bits (24 bits)</text:span>: These carry the actual data for the DAC to convert or use in other operations.</text:p>
        </text:list-item>
      </text:list>
      <text:p text:style-name="Text_20_body">Here is the recommended sequence of commands to set up the AD5628 for subsequent use with command 0x03 to directly write voltages:</text:p>
      <text:h text:style-name="Heading_20_3" text:outline-level="3">1. Reset the Device</text:h>
      <text:p text:style-name="Text_20_body">Before any configuration, it’s good practice to reset the DAC:</text:p>
      <text:list xml:id="list1118776360" text:style-name="L2">
        <text:list-item>
          <text:p text:style-name="P8"><text:span text:style-name="Strong_20_Emphasis">Command (4 bits)</text:span>: <text:span text:style-name="Source_20_Text">0x04</text:span> (Reset command)</text:p>
        </text:list-item>
        <text:list-item>
          <text:p text:style-name="P8"><text:span text:style-name="Strong_20_Emphasis">Address (4 bits)</text:span>: <text:span text:style-name="Source_20_Text">0xF</text:span> (all channels)</text:p>
        </text:list-item>
        <text:list-item>
          <text:p text:style-name="P2"><text:span text:style-name="Strong_20_Emphasis">Data (24 bits)</text:span>: All zeros <text:span text:style-name="Source_20_Text">0x000000</text:span></text:p>
        </text:list-item>
      </text:list>
      <text:p text:style-name="Text_20_body"><text:span text:style-name="Strong_20_Emphasis">SPI Packet</text:span>: <text:span text:style-name="Source_20_Text">0x4F000000</text:span></text:p>
      <text:h text:style-name="Heading_20_3" text:outline-level="3">2. Power-Up All DACs</text:h>
      <text:p text:style-name="Text_20_body">You might want to ensure all DAC channels are powered up:</text:p>
      <text:list xml:id="list943677334" text:style-name="L3">
        <text:list-item>
          <text:p text:style-name="P9"><text:span text:style-name="Strong_20_Emphasis">Command (4 bits)</text:span>: <text:span text:style-name="Source_20_Text">0x02</text:span> (Power up/down)</text:p>
        </text:list-item>
        <text:list-item>
          <text:p text:style-name="P9"><text:span text:style-name="Strong_20_Emphasis">Address (4 bits)</text:span>: <text:span text:style-name="Source_20_Text">0xF</text:span> (all channels)</text:p>
        </text:list-item>
        <text:list-item>
          <text:p text:style-name="P3"><text:span text:style-name="Strong_20_Emphasis">Data (24 bits)</text:span>: Lower 8 bits set to <text:span text:style-name="Source_20_Text">0x01</text:span> to power up, rest are <text:span text:style-name="Source_20_Text">0s</text:span> (<text:span text:style-name="Source_20_Text">0x01</text:span> for each channel you want powered up)</text:p>
        </text:list-item>
      </text:list>
      <text:p text:style-name="Text_20_body"><text:span text:style-name="Strong_20_Emphasis">SPI Packet</text:span>: <text:span text:style-name="Source_20_Text">0x2F000001</text:span></text:p>
      <text:h text:style-name="Heading_20_3" text:outline-level="3">3. Set Internal Reference (if not using an external reference)</text:h>
      <text:p text:style-name="Text_20_body">To use the internal reference:</text:p>
      <text:list xml:id="list2398908868" text:style-name="L4">
        <text:list-item>
          <text:p text:style-name="P10"><text:span text:style-name="Strong_20_Emphasis">Command (4 bits)</text:span>: <text:span text:style-name="Source_20_Text">0x07</text:span> (Internal reference setup)</text:p>
        </text:list-item>
        <text:list-item>
          <text:p text:style-name="P10"><text:span text:style-name="Strong_20_Emphasis">Address (4 bits)</text:span>: <text:span text:style-name="Source_20_Text">0xF</text:span> (all channels)</text:p>
        </text:list-item>
        <text:list-item>
          <text:p text:style-name="P4"><text:span text:style-name="Strong_20_Emphasis">Data (24 bits)</text:span>: First bit <text:span text:style-name="Source_20_Text">1</text:span> to enable, rest are <text:span text:style-name="Source_20_Text">0s</text:span></text:p>
        </text:list-item>
      </text:list>
      <text:p text:style-name="Text_20_body"><text:span text:style-name="Strong_20_Emphasis">SPI Packet</text:span>: <text:span text:style-name="Source_20_Text">0x7F800000</text:span></text:p>
      <text:h text:style-name="Heading_20_3" text:outline-level="3">Using Command 0x03 to Write to DAC Channels</text:h>
      <text:p text:style-name="Text_20_body">Now that the DAC is configured, you can write voltages to any of the eight channels using command 0x03:</text:p>
      <text:list xml:id="list2918409202" text:style-name="L5">
        <text:list-item>
          <text:p text:style-name="P11"><text:span text:style-name="Strong_20_Emphasis">Command (4 bits)</text:span>: <text:span text:style-name="Source_20_Text">0x03</text:span> (Write and update DAC channel)</text:p>
        </text:list-item>
        <text:list-item>
          <text:p text:style-name="P11"><text:span text:style-name="Strong_20_Emphasis">Address (4 bits)</text:span>: <text:span text:style-name="Source_20_Text">0xX</text:span> (choose from 0 to 7 to specify the channel)</text:p>
        </text:list-item>
        <text:list-item>
          <text:p text:style-name="P5"><text:span text:style-name="Strong_20_Emphasis">Data (24 bits)</text:span>: Data to be written to the specified DAC</text:p>
        </text:list-item>
      </text:list>
      <text:p text:style-name="Text_20_body"><text:soft-page-break/><text:span text:style-name="Strong_20_Emphasis">SPI Packet Example</text:span> (writing to channel 0):</text:p>
      <text:list xml:id="list1882804906" text:style-name="L6">
        <text:list-item>
          <text:p text:style-name="P12">Data: <text:span text:style-name="Source_20_Text">0x03</text:span>, Address: <text:span text:style-name="Source_20_Text">0x0</text:span>, Data: Let's say half-scale (<text:span text:style-name="Source_20_Text">0x7FFFFF</text:span> for 24-bit DAC)</text:p>
        </text:list-item>
        <text:list-item>
          <text:p text:style-name="P6"><text:span text:style-name="Strong_20_Emphasis">SPI Packet</text:span>: <text:span text:style-name="Source_20_Text">0x3007FFFF</text:span></text:p>
        </text:list-item>
      </text:list>
      <text:p text:style-name="Text_20_body">For each channel, adjust the address bits accordingly (<text:span text:style-name="Source_20_Text">0x0</text:span> to <text:span text:style-name="Source_20_Text">0x7</text:span>) and specify your desired output value in the data field. Remember, the data resolution and reference voltage determine the output voltage value.</text:p>
      <text:p text:style-name="Text_20_body">Always ensure that your SPI settings (clock polarity, phase, and maximum frequency) comply with the AD5628 specifications. Also, verify all SPI transactions with oscilloscope traces or logic analyzers to confirm that the timing and data integrity meet the requirements of the AD5628. This methodical setup should ensure smooth operation of the DAC for precision output task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8T10:30:13.609171763</meta:creation-date>
    <dc:date>2024-04-18T10:31:14.743918586</dc:date>
    <meta:editing-duration>PT1M5S</meta:editing-duration>
    <meta:editing-cycles>1</meta:editing-cycles>
    <meta:document-statistic meta:table-count="0" meta:image-count="0" meta:object-count="0" meta:page-count="2" meta:paragraph-count="33" meta:word-count="433" meta:character-count="2482" meta:non-whitespace-character-count="2099"/>
    <meta:generator>LibreOffice/6.4.7.2$Linux_X86_64 LibreOffice_project/40$Build-2</meta:generator>
  </office:meta>
</office:document-meta>
</file>